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29.51mm"/>
    </style:style>
    <style:style style:name="co6" style:family="table-column">
      <style:table-column-properties fo:break-before="auto" style:column-width="28.66mm"/>
    </style:style>
    <style:style style:name="co7" style:family="table-column">
      <style:table-column-properties fo:break-before="auto" style:column-width="30.57mm"/>
    </style:style>
    <style:style style:name="co8" style:family="table-column">
      <style:table-column-properties fo:break-before="auto" style:column-width="30.36mm"/>
    </style:style>
    <style:style style:name="co9" style:family="table-column">
      <style:table-column-properties fo:break-before="auto" style:column-width="31.63mm"/>
    </style:style>
    <style:style style:name="co10" style:family="table-column">
      <style:table-column-properties fo:break-before="auto" style:column-width="32.47mm"/>
    </style:style>
    <style:style style:name="co11" style:family="table-column">
      <style:table-column-properties fo:break-before="auto" style:column-width="32.26mm"/>
    </style:style>
    <style:style style:name="co12" style:family="table-column">
      <style:table-column-properties fo:break-before="auto" style:column-width="33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24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fbfb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13">
      <style:table-cell-properties style:diagonal-bl-tr="none" style:diagonal-tl-br="none" fo:border="0.06pt solid #000000" style:rotation-align="none"/>
    </style:style>
    <style:style style:name="ce36" style:family="table-cell" style:parent-style-name="Default" style:data-style-name="N113">
      <style:table-cell-properties fo:background-color="#d9d9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13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7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" table:number-columns-repeated="1011" table:default-cell-style-name="ce24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os de Execução (ms)</text:p>
          </table:table-cell>
          <table:covered-table-cell table:number-columns-repeated="11" table:style-name="ce2"/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26"/>
          <table:table-cell table:style-name="ce33" office:value-type="string" calcext:value-type="string">
            <text:p>Sequencial</text:p>
          </table:table-cell>
          <table:table-cell table:style-name="ce33" office:value-type="string" calcext:value-type="string">
            <text:p>MPI x openMP</text:p>
          </table:table-cell>
          <table:table-cell table:number-columns-repeated="4" table:style-name="ce33" office:value-type="string" calcext:value-type="string">
            <text:p>MPI e openMP</text:p>
          </table:table-cell>
          <table:table-cell table:style-name="ce33" office:value-type="string" calcext:value-type="string">
            <text:p><text:s/>MPI e openMP</text:p>
          </table:table-cell>
          <table:table-cell table:number-columns-repeated="4" table:style-name="ce33" office:value-type="string" calcext:value-type="string">
            <text:p>MPI e openMP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Execução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35" office:value-type="float" office:value="904883.79" calcext:value-type="float">
            <text:p>904883,8</text:p>
          </table:table-cell>
          <table:table-cell table:style-name="ce35" office:value-type="float" office:value="716488.98" calcext:value-type="float">
            <text:p>716489,0</text:p>
          </table:table-cell>
          <table:table-cell table:style-name="ce35" office:value-type="float" office:value="743245.18" calcext:value-type="float">
            <text:p>743245,2</text:p>
          </table:table-cell>
          <table:table-cell table:style-name="ce35" office:value-type="float" office:value="592230.05" calcext:value-type="float">
            <text:p>592230,1</text:p>
          </table:table-cell>
          <table:table-cell table:style-name="ce14" office:value-type="float" office:value="228796.16" calcext:value-type="float">
            <text:p>228796,2</text:p>
          </table:table-cell>
          <table:table-cell table:style-name="ce35" office:value-type="float" office:value="270770.05" calcext:value-type="float">
            <text:p>270770,1</text:p>
          </table:table-cell>
          <table:table-cell table:style-name="ce35" office:value-type="float" office:value="268706.68" calcext:value-type="float">
            <text:p>268706,7</text:p>
          </table:table-cell>
          <table:table-cell table:style-name="ce35" office:value-type="float" office:value="279907.55" calcext:value-type="float">
            <text:p>279907,6</text:p>
          </table:table-cell>
          <table:table-cell table:style-name="ce35" office:value-type="float" office:value="268979.38" calcext:value-type="float">
            <text:p>268979,4</text:p>
          </table:table-cell>
          <table:table-cell table:style-name="ce35" office:value-type="float" office:value="237859.37" calcext:value-type="float">
            <text:p>237859,4</text:p>
          </table:table-cell>
          <table:table-cell table:style-name="ce35" office:value-type="float" office:value="244140.91" calcext:value-type="float">
            <text:p>244140,9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2" calcext:value-type="float">
            <text:p>2</text:p>
          </table:table-cell>
          <table:table-cell table:style-name="ce35" office:value-type="float" office:value="901514.36" calcext:value-type="float">
            <text:p>901514,4</text:p>
          </table:table-cell>
          <table:table-cell table:style-name="ce35" office:value-type="float" office:value="733588.95" calcext:value-type="float">
            <text:p>733589,0</text:p>
          </table:table-cell>
          <table:table-cell table:style-name="ce35" office:value-type="float" office:value="737803.88" calcext:value-type="float">
            <text:p>737803,9</text:p>
          </table:table-cell>
          <table:table-cell table:style-name="ce35" office:value-type="float" office:value="608126.24" calcext:value-type="float">
            <text:p>608126,2</text:p>
          </table:table-cell>
          <table:table-cell table:style-name="ce35" office:value-type="float" office:value="255240.44" calcext:value-type="float">
            <text:p>255240,4</text:p>
          </table:table-cell>
          <table:table-cell table:style-name="ce35" office:value-type="float" office:value="278673.4" calcext:value-type="float">
            <text:p>278673,4</text:p>
          </table:table-cell>
          <table:table-cell table:style-name="ce35" office:value-type="float" office:value="279174.18" calcext:value-type="float">
            <text:p>279174,2</text:p>
          </table:table-cell>
          <table:table-cell table:style-name="ce35" office:value-type="float" office:value="275194.8" calcext:value-type="float">
            <text:p>275194,8</text:p>
          </table:table-cell>
          <table:table-cell table:style-name="ce35" office:value-type="float" office:value="270456.8" calcext:value-type="float">
            <text:p>270456,8</text:p>
          </table:table-cell>
          <table:table-cell table:style-name="ce35" office:value-type="float" office:value="239415.2" calcext:value-type="float">
            <text:p>239415,2</text:p>
          </table:table-cell>
          <table:table-cell table:style-name="ce35" office:value-type="float" office:value="245621.6" calcext:value-type="float">
            <text:p>245621,6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3" calcext:value-type="float">
            <text:p>3</text:p>
          </table:table-cell>
          <table:table-cell table:style-name="ce35" office:value-type="float" office:value="901876.47" calcext:value-type="float">
            <text:p>901876,5</text:p>
          </table:table-cell>
          <table:table-cell table:style-name="ce35" office:value-type="float" office:value="720462.54" calcext:value-type="float">
            <text:p>720462,5</text:p>
          </table:table-cell>
          <table:table-cell table:style-name="ce35" office:value-type="float" office:value="725846.31" calcext:value-type="float">
            <text:p>725846,3</text:p>
          </table:table-cell>
          <table:table-cell table:style-name="ce35" office:value-type="float" office:value="600178.1" calcext:value-type="float">
            <text:p>600178,1</text:p>
          </table:table-cell>
          <table:table-cell table:style-name="ce35" office:value-type="float" office:value="228502.17" calcext:value-type="float">
            <text:p>228502,2</text:p>
          </table:table-cell>
          <table:table-cell table:style-name="ce35" office:value-type="float" office:value="274721.7" calcext:value-type="float">
            <text:p>274721,7</text:p>
          </table:table-cell>
          <table:table-cell table:style-name="ce35" office:value-type="float" office:value="270146.2" calcext:value-type="float">
            <text:p>270146,2</text:p>
          </table:table-cell>
          <table:table-cell table:style-name="ce35" office:value-type="float" office:value="280495.5" calcext:value-type="float">
            <text:p>280495,5</text:p>
          </table:table-cell>
          <table:table-cell table:style-name="ce35" office:value-type="float" office:value="267146.24" calcext:value-type="float">
            <text:p>267146,2</text:p>
          </table:table-cell>
          <table:table-cell table:style-name="ce35" office:value-type="float" office:value="240246.2" calcext:value-type="float">
            <text:p>240246,2</text:p>
          </table:table-cell>
          <table:table-cell table:style-name="ce35" office:value-type="float" office:value="246164.58" calcext:value-type="float">
            <text:p>246164,6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4" calcext:value-type="float">
            <text:p>4</text:p>
          </table:table-cell>
          <table:table-cell table:style-name="ce35" office:value-type="float" office:value="905468.3" calcext:value-type="float">
            <text:p>905468,3</text:p>
          </table:table-cell>
          <table:table-cell table:style-name="ce35" office:value-type="float" office:value="724698.96" calcext:value-type="float">
            <text:p>724699,0</text:p>
          </table:table-cell>
          <table:table-cell table:style-name="ce35" office:value-type="float" office:value="739415.41" calcext:value-type="float">
            <text:p>739415,4</text:p>
          </table:table-cell>
          <table:table-cell table:style-name="ce35" office:value-type="float" office:value="595246.2" calcext:value-type="float">
            <text:p>595246,2</text:p>
          </table:table-cell>
          <table:table-cell table:style-name="ce35" office:value-type="float" office:value="229481.44" calcext:value-type="float">
            <text:p>229481,4</text:p>
          </table:table-cell>
          <table:table-cell table:style-name="ce35" office:value-type="float" office:value="275698.1" calcext:value-type="float">
            <text:p>275698,1</text:p>
          </table:table-cell>
          <table:table-cell table:style-name="ce35" office:value-type="float" office:value="272675.6" calcext:value-type="float">
            <text:p>272675,6</text:p>
          </table:table-cell>
          <table:table-cell table:style-name="ce35" office:value-type="float" office:value="276254.8" calcext:value-type="float">
            <text:p>276254,8</text:p>
          </table:table-cell>
          <table:table-cell table:style-name="ce35" office:value-type="float" office:value="269174.34" calcext:value-type="float">
            <text:p>269174,3</text:p>
          </table:table-cell>
          <table:table-cell table:style-name="ce35" office:value-type="float" office:value="238214.5" calcext:value-type="float">
            <text:p>238214,5</text:p>
          </table:table-cell>
          <table:table-cell table:style-name="ce35" office:value-type="float" office:value="245876.3" calcext:value-type="float">
            <text:p>245876,3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5" office:value-type="float" office:value="904876.81" calcext:value-type="float">
            <text:p>904876,8</text:p>
          </table:table-cell>
          <table:table-cell table:style-name="ce35" office:value-type="float" office:value="725418.18" calcext:value-type="float">
            <text:p>725418,2</text:p>
          </table:table-cell>
          <table:table-cell table:style-name="ce35" office:value-type="float" office:value="738164.15" calcext:value-type="float">
            <text:p>738164,2</text:p>
          </table:table-cell>
          <table:table-cell table:style-name="ce35" office:value-type="float" office:value="598945.1" calcext:value-type="float">
            <text:p>598945,1</text:p>
          </table:table-cell>
          <table:table-cell table:style-name="ce35" office:value-type="float" office:value="231843.89" calcext:value-type="float">
            <text:p>231843,9</text:p>
          </table:table-cell>
          <table:table-cell table:style-name="ce35" office:value-type="float" office:value="278615.3" calcext:value-type="float">
            <text:p>278615,3</text:p>
          </table:table-cell>
          <table:table-cell table:style-name="ce35" office:value-type="float" office:value="271365.9" calcext:value-type="float">
            <text:p>271365,9</text:p>
          </table:table-cell>
          <table:table-cell table:style-name="ce35" office:value-type="float" office:value="279412.6" calcext:value-type="float">
            <text:p>279412,6</text:p>
          </table:table-cell>
          <table:table-cell table:style-name="ce35" office:value-type="float" office:value="268939.4" calcext:value-type="float">
            <text:p>268939,4</text:p>
          </table:table-cell>
          <table:table-cell table:style-name="ce35" office:value-type="float" office:value="239163.2" calcext:value-type="float">
            <text:p>239163,2</text:p>
          </table:table-cell>
          <table:table-cell table:style-name="ce35" office:value-type="float" office:value="248698.5" calcext:value-type="float">
            <text:p>248698,5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6" calcext:value-type="float">
            <text:p>6</text:p>
          </table:table-cell>
          <table:table-cell table:style-name="ce35" office:value-type="float" office:value="902547.14" calcext:value-type="float">
            <text:p>902547,1</text:p>
          </table:table-cell>
          <table:table-cell table:style-name="ce35" office:value-type="float" office:value="720648.92" calcext:value-type="float">
            <text:p>720648,9</text:p>
          </table:table-cell>
          <table:table-cell table:style-name="ce35" office:value-type="float" office:value="741964.79" calcext:value-type="float">
            <text:p>741964,8</text:p>
          </table:table-cell>
          <table:table-cell table:style-name="ce35" office:value-type="float" office:value="596416.8" calcext:value-type="float">
            <text:p>596416,8</text:p>
          </table:table-cell>
          <table:table-cell table:style-name="ce35" office:value-type="float" office:value="228731.78" calcext:value-type="float">
            <text:p>228731,8</text:p>
          </table:table-cell>
          <table:table-cell table:style-name="ce35" office:value-type="float" office:value="275695.7" calcext:value-type="float">
            <text:p>275695,7</text:p>
          </table:table-cell>
          <table:table-cell table:style-name="ce35" office:value-type="float" office:value="273149.5" calcext:value-type="float">
            <text:p>273149,5</text:p>
          </table:table-cell>
          <table:table-cell table:style-name="ce35" office:value-type="float" office:value="281649.28" calcext:value-type="float">
            <text:p>281649,3</text:p>
          </table:table-cell>
          <table:table-cell table:style-name="ce35" office:value-type="float" office:value="269478.14" calcext:value-type="float">
            <text:p>269478,1</text:p>
          </table:table-cell>
          <table:table-cell table:style-name="ce35" office:value-type="float" office:value="241246.25" calcext:value-type="float">
            <text:p>241246,3</text:p>
          </table:table-cell>
          <table:table-cell table:style-name="ce35" office:value-type="float" office:value="248176.8" calcext:value-type="float">
            <text:p>248176,8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7" calcext:value-type="float">
            <text:p>7</text:p>
          </table:table-cell>
          <table:table-cell table:style-name="ce35" office:value-type="float" office:value="903589.94" calcext:value-type="float">
            <text:p>903589,9</text:p>
          </table:table-cell>
          <table:table-cell table:style-name="ce35" office:value-type="float" office:value="719482.16" calcext:value-type="float">
            <text:p>719482,2</text:p>
          </table:table-cell>
          <table:table-cell table:style-name="ce35" office:value-type="float" office:value="740921.85" calcext:value-type="float">
            <text:p>740921,9</text:p>
          </table:table-cell>
          <table:table-cell table:style-name="ce35" office:value-type="float" office:value="592481.2" calcext:value-type="float">
            <text:p>592481,2</text:p>
          </table:table-cell>
          <table:table-cell table:style-name="ce35" office:value-type="float" office:value="235942.25" calcext:value-type="float">
            <text:p>235942,3</text:p>
          </table:table-cell>
          <table:table-cell table:style-name="ce35" office:value-type="float" office:value="271965.45" calcext:value-type="float">
            <text:p>271965,5</text:p>
          </table:table-cell>
          <table:table-cell table:style-name="ce35" office:value-type="float" office:value="265493.4" calcext:value-type="float">
            <text:p>265493,4</text:p>
          </table:table-cell>
          <table:table-cell table:style-name="ce35" office:value-type="float" office:value="280437.19" calcext:value-type="float">
            <text:p>280437,2</text:p>
          </table:table-cell>
          <table:table-cell table:style-name="ce35" office:value-type="float" office:value="271456.75" calcext:value-type="float">
            <text:p>271456,8</text:p>
          </table:table-cell>
          <table:table-cell table:style-name="ce35" office:value-type="float" office:value="240658.6" calcext:value-type="float">
            <text:p>240658,6</text:p>
          </table:table-cell>
          <table:table-cell table:style-name="ce35" office:value-type="float" office:value="246446.4" calcext:value-type="float">
            <text:p>246446,4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8" calcext:value-type="float">
            <text:p>8</text:p>
          </table:table-cell>
          <table:table-cell table:style-name="ce35" office:value-type="float" office:value="905312.23" calcext:value-type="float">
            <text:p>905312,2</text:p>
          </table:table-cell>
          <table:table-cell table:style-name="ce35" office:value-type="float" office:value="724368.16" calcext:value-type="float">
            <text:p>724368,2</text:p>
          </table:table-cell>
          <table:table-cell table:style-name="ce35" office:value-type="float" office:value="729481.28" calcext:value-type="float">
            <text:p>729481,3</text:p>
          </table:table-cell>
          <table:table-cell table:style-name="ce35" office:value-type="float" office:value="592698.6" calcext:value-type="float">
            <text:p>592698,6</text:p>
          </table:table-cell>
          <table:table-cell table:style-name="ce35" office:value-type="float" office:value="229558.46" calcext:value-type="float">
            <text:p>229558,5</text:p>
          </table:table-cell>
          <table:table-cell table:style-name="ce35" office:value-type="float" office:value="271548.36" calcext:value-type="float">
            <text:p>271548,4</text:p>
          </table:table-cell>
          <table:table-cell table:style-name="ce35" office:value-type="float" office:value="266342.4" calcext:value-type="float">
            <text:p>266342,4</text:p>
          </table:table-cell>
          <table:table-cell table:style-name="ce35" office:value-type="float" office:value="276194.4" calcext:value-type="float">
            <text:p>276194,4</text:p>
          </table:table-cell>
          <table:table-cell table:style-name="ce35" office:value-type="float" office:value="270354.2" calcext:value-type="float">
            <text:p>270354,2</text:p>
          </table:table-cell>
          <table:table-cell table:style-name="ce35" office:value-type="float" office:value="241485.9" calcext:value-type="float">
            <text:p>241485,9</text:p>
          </table:table-cell>
          <table:table-cell table:style-name="ce35" office:value-type="float" office:value="245158.1" calcext:value-type="float">
            <text:p>245158,1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9" calcext:value-type="float">
            <text:p>9</text:p>
          </table:table-cell>
          <table:table-cell table:style-name="ce35" office:value-type="float" office:value="904253.6" calcext:value-type="float">
            <text:p>904253,6</text:p>
          </table:table-cell>
          <table:table-cell table:style-name="ce35" office:value-type="float" office:value="720671.54" calcext:value-type="float">
            <text:p>720671,5</text:p>
          </table:table-cell>
          <table:table-cell table:style-name="ce35" office:value-type="float" office:value="730847.65" calcext:value-type="float">
            <text:p>730847,7</text:p>
          </table:table-cell>
          <table:table-cell table:style-name="ce35" office:value-type="float" office:value="597040.3" calcext:value-type="float">
            <text:p>597040,3</text:p>
          </table:table-cell>
          <table:table-cell table:style-name="ce35" office:value-type="float" office:value="233113.1" calcext:value-type="float">
            <text:p>233113,1</text:p>
          </table:table-cell>
          <table:table-cell table:style-name="ce35" office:value-type="float" office:value="270658.8" calcext:value-type="float">
            <text:p>270658,8</text:p>
          </table:table-cell>
          <table:table-cell table:style-name="ce35" office:value-type="float" office:value="265497.65" calcext:value-type="float">
            <text:p>265497,7</text:p>
          </table:table-cell>
          <table:table-cell table:style-name="ce35" office:value-type="float" office:value="277649.8" calcext:value-type="float">
            <text:p>277649,8</text:p>
          </table:table-cell>
          <table:table-cell table:style-name="ce35" office:value-type="float" office:value="268146.2" calcext:value-type="float">
            <text:p>268146,2</text:p>
          </table:table-cell>
          <table:table-cell table:style-name="ce35" office:value-type="float" office:value="243179.8" calcext:value-type="float">
            <text:p>243179,8</text:p>
          </table:table-cell>
          <table:table-cell table:style-name="ce35" office:value-type="float" office:value="247985.74" calcext:value-type="float">
            <text:p>247985,7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5" office:value-type="float" office:value="904258.41" calcext:value-type="float">
            <text:p>904258,4</text:p>
          </table:table-cell>
          <table:table-cell table:style-name="ce35" office:value-type="float" office:value="726491.55" calcext:value-type="float">
            <text:p>726491,6</text:p>
          </table:table-cell>
          <table:table-cell table:style-name="ce35" office:value-type="float" office:value="730841.57" calcext:value-type="float">
            <text:p>730841,6</text:p>
          </table:table-cell>
          <table:table-cell table:style-name="ce35" office:value-type="float" office:value="593548.5" calcext:value-type="float">
            <text:p>593548,5</text:p>
          </table:table-cell>
          <table:table-cell table:style-name="ce35" office:value-type="float" office:value="228461.6" calcext:value-type="float">
            <text:p>228461,6</text:p>
          </table:table-cell>
          <table:table-cell table:style-name="ce35" office:value-type="float" office:value="272964.9" calcext:value-type="float">
            <text:p>272964,9</text:p>
          </table:table-cell>
          <table:table-cell table:style-name="ce35" office:value-type="float" office:value="269482.4" calcext:value-type="float">
            <text:p>269482,4</text:p>
          </table:table-cell>
          <table:table-cell table:style-name="ce35" office:value-type="float" office:value="278941.2" calcext:value-type="float">
            <text:p>278941,2</text:p>
          </table:table-cell>
          <table:table-cell table:style-name="ce35" office:value-type="float" office:value="267145.2" calcext:value-type="float">
            <text:p>267145,2</text:p>
          </table:table-cell>
          <table:table-cell table:style-name="ce35" office:value-type="float" office:value="242798.7" calcext:value-type="float">
            <text:p>242798,7</text:p>
          </table:table-cell>
          <table:table-cell table:style-name="ce35" office:value-type="float" office:value="248142.22" calcext:value-type="float">
            <text:p>248142,2</text:p>
          </table:table-cell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>
            <text:p>Média</text:p>
          </table:table-cell>
          <table:table-cell table:style-name="ce36" table:formula="of:=AVERAGE([.C6:.C15])" office:value-type="float" office:value="903858.105" calcext:value-type="float">
            <text:p>903858,1</text:p>
          </table:table-cell>
          <table:table-cell table:style-name="ce36" table:formula="of:=AVERAGE([.D6:.D15])" office:value-type="float" office:value="723231.994" calcext:value-type="float">
            <text:p>723232,0</text:p>
          </table:table-cell>
          <table:table-cell table:style-name="ce36" table:formula="of:=AVERAGE([.E6:.E15])" office:value-type="float" office:value="735853.207" calcext:value-type="float">
            <text:p>735853,2</text:p>
          </table:table-cell>
          <table:table-cell table:style-name="ce36" table:formula="of:=AVERAGE([.F6:.F15])" office:value-type="float" office:value="596691.109" calcext:value-type="float">
            <text:p>596691,1</text:p>
          </table:table-cell>
          <table:table-cell table:style-name="ce36" table:formula="of:=AVERAGE([.G6:.G15])" office:value-type="float" office:value="232967.129" calcext:value-type="float">
            <text:p>232967,1</text:p>
          </table:table-cell>
          <table:table-cell table:style-name="ce36" table:formula="of:=AVERAGE([.H6:.H15])" office:value-type="float" office:value="274131.176" calcext:value-type="float">
            <text:p>274131,2</text:p>
          </table:table-cell>
          <table:table-cell table:style-name="ce36" table:formula="of:=AVERAGE([.I6:.I15])" office:value-type="float" office:value="270203.391" calcext:value-type="float">
            <text:p>270203,4</text:p>
          </table:table-cell>
          <table:table-cell table:style-name="ce36" table:formula="of:=AVERAGE([.J6:.J15])" office:value-type="float" office:value="278613.712" calcext:value-type="float">
            <text:p>278613,7</text:p>
          </table:table-cell>
          <table:table-cell table:style-name="ce36" table:formula="of:=AVERAGE([.K6:.K15])" office:value-type="float" office:value="269127.665" calcext:value-type="float">
            <text:p>269127,7</text:p>
          </table:table-cell>
          <table:table-cell table:style-name="ce36" table:formula="of:=AVERAGE([.L6:.L15])" office:value-type="float" office:value="240426.772" calcext:value-type="float">
            <text:p>240426,8</text:p>
          </table:table-cell>
          <table:table-cell table:style-name="ce36" table:formula="of:=AVERAGE([.M6:.M15])" office:value-type="float" office:value="246641.115" calcext:value-type="float">
            <text:p>246641,1</text:p>
          </table:table-cell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Speed-up</text:p>
          </table:table-cell>
          <table:table-cell table:style-name="ce36"/>
          <table:table-cell table:style-name="ce36" table:formula="of:=[.$D$16]/[.D16]" office:value-type="float" office:value="1" calcext:value-type="float">
            <text:p>1,0</text:p>
          </table:table-cell>
          <table:table-cell table:style-name="ce36" table:formula="of:=[.$D$16]/[.E16]" office:value-type="float" office:value="0.982848191894881" calcext:value-type="float">
            <text:p>1,0</text:p>
          </table:table-cell>
          <table:table-cell table:style-name="ce36" table:formula="of:=[.$D$16]/[.F16]" office:value-type="float" office:value="1.21207100808335" calcext:value-type="float">
            <text:p>1,2</text:p>
          </table:table-cell>
          <table:table-cell table:style-name="ce36" table:formula="of:=[.$D$16]/[.G16]" office:value-type="float" office:value="3.10443793982627" calcext:value-type="float">
            <text:p>3,1</text:p>
          </table:table-cell>
          <table:table-cell table:style-name="ce36" table:formula="of:=[.$D$16]/[.H16]" office:value-type="float" office:value="2.63826976760936" calcext:value-type="float">
            <text:p>2,6</text:p>
          </table:table-cell>
          <table:table-cell table:style-name="ce36" table:formula="of:=[.$D$16]/[.I16]" office:value-type="float" office:value="2.67662071642913" calcext:value-type="float">
            <text:p>2,7</text:p>
          </table:table-cell>
          <table:table-cell table:style-name="ce36" table:formula="of:=[.$D$16]/[.J16]" office:value-type="float" office:value="2.59582340297738" calcext:value-type="float">
            <text:p>2,6</text:p>
          </table:table-cell>
          <table:table-cell table:style-name="ce36" table:formula="of:=[.$D$16]/[.K16]" office:value-type="float" office:value="2.68731939542522" calcext:value-type="float">
            <text:p>2,7</text:p>
          </table:table-cell>
          <table:table-cell table:style-name="ce36" table:formula="of:=[.$D$16]/[.L16]" office:value-type="float" office:value="3.00811755689171" calcext:value-type="float">
            <text:p>3,0</text:p>
          </table:table-cell>
          <table:table-cell table:style-name="ce36" table:formula="of:=[.$D$16]/[.M16]" office:value-type="float" office:value="2.9323253505402" calcext:value-type="float">
            <text:p>2,9</text:p>
          </table:table-cell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Eficiência</text:p>
          </table:table-cell>
          <table:table-cell table:style-name="ce36"/>
          <table:table-cell table:style-name="ce36" table:formula="of:=[.D17]/[.D5]" office:value-type="float" office:value="1" calcext:value-type="float">
            <text:p>1,0</text:p>
          </table:table-cell>
          <table:table-cell table:style-name="ce36" table:formula="of:=[.E17]/[.E5]" office:value-type="float" office:value="0.491424095947441" calcext:value-type="float">
            <text:p>0,5</text:p>
          </table:table-cell>
          <table:table-cell table:style-name="ce36" table:formula="of:=[.F17]/[.F5]" office:value-type="float" office:value="0.404023669361115" calcext:value-type="float">
            <text:p>0,4</text:p>
          </table:table-cell>
          <table:table-cell table:style-name="ce36" table:formula="of:=[.G17]/[.G5]" office:value-type="float" office:value="0.776109484956566" calcext:value-type="float">
            <text:p>0,8</text:p>
          </table:table-cell>
          <table:table-cell table:style-name="ce36" table:formula="of:=[.H17]/[.H5]" office:value-type="float" office:value="0.527653953521872" calcext:value-type="float">
            <text:p>0,5</text:p>
          </table:table-cell>
          <table:table-cell table:style-name="ce36" table:formula="of:=[.I17]/[.I5]" office:value-type="float" office:value="0.446103452738188" calcext:value-type="float">
            <text:p>0,4</text:p>
          </table:table-cell>
          <table:table-cell table:style-name="ce36" table:formula="of:=[.J17]/[.J5]" office:value-type="float" office:value="0.370831914711054" calcext:value-type="float">
            <text:p>0,4</text:p>
          </table:table-cell>
          <table:table-cell table:style-name="ce36" table:formula="of:=[.K17]/[.K5]" office:value-type="float" office:value="0.335914924428152" calcext:value-type="float">
            <text:p>0,3</text:p>
          </table:table-cell>
          <table:table-cell table:style-name="ce36" table:formula="of:=[.L17]/[.L5]" office:value-type="float" office:value="0.334235284099079" calcext:value-type="float">
            <text:p>0,3</text:p>
          </table:table-cell>
          <table:table-cell table:style-name="ce36" table:formula="of:=[.M17]/[.M5]" office:value-type="float" office:value="0.29323253505402" calcext:value-type="float">
            <text:p>0,3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O: Mint 19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Kernel: Linux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<text:span text:style-name="T1">Processador:</text:span><text:span text:style-name="T2"> i5 7300HQ 2,5GHz</text:span>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mória: 8GB 2133MHz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1:14:22.469125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39:15</meta:creation-date>
    <meta:initial-creator>Bruno</meta:initial-creator>
    <dc:language>en-US</dc:language>
    <dc:date>2018-12-11T13:28:58.611373269</dc:date>
    <meta:editing-cycles>12</meta:editing-cycles>
    <meta:editing-duration>PT1H52M11S</meta:editing-duration>
    <meta:generator>LibreOffice/6.0.6.2$Linux_X86_64 LibreOffice_project/00m0$Build-2</meta:generator>
    <meta:document-statistic meta:table-count="1" meta:cell-count="1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